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BowlingEconomy</mi>
      <mo stretchy="false">=</mo>
      <mrow>
        <mfrac>
          <mi mathvariant="italic">RunsGiven</mi>
          <mi mathvariant="italic">BallsBowled</mi>
        </mfrac>
        <mo stretchy="false">∗</mo>
        <mn>6</mn>
      </mrow>
    </mrow>
    <annotation encoding="StarMath 5.0">BowlingEconomy= {RunsGiven}over {BallsBowled}  *6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9:40:58.020943647</meta:creation-date>
    <meta:generator>LibreOffice/6.0.7.3$Linux_X86_64 LibreOffice_project/00m0$Build-3</meta:generator>
    <dc:date>2019-10-17T11:47:37.862932690</dc:date>
    <meta:editing-duration>PT6M37S</meta:editing-duration>
    <meta:editing-cycles>2</meta:editing-cycles>
  </office:meta>
</office:document-meta>
</file>